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8224" officeooo:paragraph-rsid="000c8224"/>
    </style:style>
    <style:style style:name="P2" style:family="paragraph" style:parent-style-name="Standard">
      <style:text-properties fo:font-size="14pt" fo:font-weight="bold" officeooo:rsid="000c8224" officeooo:paragraph-rsid="000c8224"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bold" officeooo:rsid="000c8224" officeooo:paragraph-rsid="000c8224" style:font-size-asian="12pt" style:font-weight-asian="bold" style:font-size-complex="12pt" style:font-weight-complex="bold"/>
    </style:style>
    <style:style style:name="P4" style:family="paragraph" style:parent-style-name="Standard">
      <style:text-properties style:text-underline-style="solid" style:text-underline-width="auto" style:text-underline-color="font-color" fo:font-weight="bold" officeooo:rsid="000c8224" officeooo:paragraph-rsid="000c822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4513" officeooo:paragraph-rsid="001d451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11257" officeooo:paragraph-rsid="00211257" style:font-weight-asian="bold" style:font-weight-complex="bold"/>
    </style:style>
    <style:style style:name="P7" style:family="paragraph" style:parent-style-name="Standard">
      <style:text-properties style:text-underline-style="solid" style:text-underline-width="auto" style:text-underline-color="font-color" officeooo:rsid="001b5f67" officeooo:paragraph-rsid="001b5f67"/>
    </style:style>
    <style:style style:name="P8" style:family="paragraph" style:parent-style-name="Standard">
      <style:text-properties style:text-underline-style="solid" style:text-underline-width="auto" style:text-underline-color="font-color" officeooo:rsid="00219376" officeooo:paragraph-rsid="00219376"/>
    </style:style>
    <style:style style:name="P9" style:family="paragraph" style:parent-style-name="Standard">
      <style:text-properties officeooo:rsid="000cee35" officeooo:paragraph-rsid="000cee35"/>
    </style:style>
    <style:style style:name="P10" style:family="paragraph" style:parent-style-name="Standard">
      <style:text-properties officeooo:rsid="000ea44e" officeooo:paragraph-rsid="0010f049"/>
    </style:style>
    <style:style style:name="P11" style:family="paragraph" style:parent-style-name="Standard">
      <style:text-properties officeooo:rsid="0016f340" officeooo:paragraph-rsid="0016f340"/>
    </style:style>
    <style:style style:name="P12" style:family="paragraph" style:parent-style-name="Standard">
      <style:text-properties officeooo:rsid="00188e31" officeooo:paragraph-rsid="00188e31"/>
    </style:style>
    <style:style style:name="P13" style:family="paragraph" style:parent-style-name="Standard">
      <style:text-properties officeooo:rsid="001d4513" officeooo:paragraph-rsid="001d4513"/>
    </style:style>
    <style:style style:name="P14" style:family="paragraph" style:parent-style-name="Standard">
      <style:text-properties officeooo:rsid="001ec724" officeooo:paragraph-rsid="001ec724"/>
    </style:style>
    <style:style style:name="P15" style:family="paragraph" style:parent-style-name="Standard">
      <style:text-properties officeooo:rsid="00211257" officeooo:paragraph-rsid="00211257"/>
    </style:style>
    <style:style style:name="P16" style:family="paragraph" style:parent-style-name="Standard">
      <style:text-properties officeooo:rsid="002139d8" officeooo:paragraph-rsid="002139d8"/>
    </style:style>
    <style:style style:name="P17" style:family="paragraph" style:parent-style-name="Standard">
      <style:text-properties officeooo:rsid="00219376" officeooo:paragraph-rsid="00219376"/>
    </style:style>
    <style:style style:name="P18" style:family="paragraph" style:parent-style-name="Standard" style:list-style-name="L1">
      <style:text-properties officeooo:rsid="000c8224" officeooo:paragraph-rsid="000c8224"/>
    </style:style>
    <style:style style:name="P19" style:family="paragraph" style:parent-style-name="Standard">
      <style:text-properties style:text-underline-style="solid" style:text-underline-width="auto" style:text-underline-color="font-color" officeooo:rsid="00188e31" officeooo:paragraph-rsid="000c8224"/>
    </style:style>
    <style:style style:name="P20" style:family="paragraph" style:parent-style-name="Standard">
      <style:text-properties style:text-underline-style="solid" style:text-underline-width="auto" style:text-underline-color="font-color" fo:font-weight="bold" officeooo:rsid="00247c30" officeooo:paragraph-rsid="00247c30"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3bcd10" officeooo:paragraph-rsid="003bcd10" style:font-weight-asian="bold" style:font-weight-complex="bold"/>
    </style:style>
    <style:style style:name="P22" style:family="paragraph" style:parent-style-name="Standard" style:list-style-name="L2">
      <style:text-properties officeooo:paragraph-rsid="0010f049"/>
    </style:style>
    <style:style style:name="P23" style:family="paragraph" style:parent-style-name="Standard" style:list-style-name="L2">
      <style:text-properties officeooo:rsid="0010f049" officeooo:paragraph-rsid="0010f049"/>
    </style:style>
    <style:style style:name="P24" style:family="paragraph" style:parent-style-name="Standard" style:list-style-name="L2">
      <style:text-properties officeooo:rsid="0011e4fc" officeooo:paragraph-rsid="0011e4fc"/>
    </style:style>
    <style:style style:name="P25" style:family="paragraph" style:parent-style-name="Standard" style:list-style-name="L2">
      <style:text-properties officeooo:rsid="0013059f" officeooo:paragraph-rsid="0013059f"/>
    </style:style>
    <style:style style:name="P26" style:family="paragraph" style:parent-style-name="Standard" style:list-style-name="L2">
      <style:text-properties officeooo:rsid="0016f340" officeooo:paragraph-rsid="0016f340"/>
    </style:style>
    <style:style style:name="P27" style:family="paragraph" style:parent-style-name="Standard">
      <style:text-properties officeooo:rsid="00211257" officeooo:paragraph-rsid="00211257"/>
    </style:style>
    <style:style style:name="P28" style:family="paragraph" style:parent-style-name="Standard">
      <style:text-properties officeooo:rsid="0023490e" officeooo:paragraph-rsid="0023490e"/>
    </style:style>
    <style:style style:name="P29" style:family="paragraph" style:parent-style-name="Standard">
      <style:text-properties fo:font-size="14pt" style:text-underline-style="none" fo:font-weight="bold" officeooo:rsid="0023490e" officeooo:paragraph-rsid="0023490e" style:font-size-asian="14pt" style:font-weight-asian="bold" style:font-size-complex="14pt" style:font-weight-complex="bold"/>
    </style:style>
    <style:style style:name="P30" style:family="paragraph" style:parent-style-name="Standard">
      <style:text-properties fo:font-size="14pt" style:text-underline-style="none" fo:font-weight="bold" officeooo:rsid="003d625b" officeooo:paragraph-rsid="003d625b" style:font-size-asian="14pt" style:font-weight-asian="bold" style:font-size-complex="14pt" style:font-weight-complex="bold"/>
    </style:style>
    <style:style style:name="P31" style:family="paragraph" style:parent-style-name="Standard">
      <style:text-properties officeooo:rsid="00247c30" officeooo:paragraph-rsid="00247c30"/>
    </style:style>
    <style:style style:name="P32" style:family="paragraph" style:parent-style-name="Standard" style:list-style-name="L3">
      <style:text-properties officeooo:rsid="002660ae" officeooo:paragraph-rsid="002660ae"/>
    </style:style>
    <style:style style:name="P33" style:family="paragraph" style:parent-style-name="Standard" style:list-style-name="L4">
      <style:text-properties officeooo:rsid="002660ae" officeooo:paragraph-rsid="003849d2"/>
    </style:style>
    <style:style style:name="P34" style:family="paragraph" style:parent-style-name="Standard" style:list-style-name="L4">
      <style:text-properties officeooo:rsid="00268c07" officeooo:paragraph-rsid="00268c07"/>
    </style:style>
    <style:style style:name="P35" style:family="paragraph" style:parent-style-name="Standard">
      <style:text-properties officeooo:rsid="00268c07" officeooo:paragraph-rsid="00268c07"/>
    </style:style>
    <style:style style:name="P36" style:family="paragraph" style:parent-style-name="Standard" style:list-style-name="L3">
      <style:text-properties fo:color="#94070a" officeooo:rsid="002a0b70" officeooo:paragraph-rsid="002a0b70"/>
    </style:style>
    <style:style style:name="P37" style:family="paragraph" style:parent-style-name="Standard" style:list-style-name="L3">
      <style:text-properties fo:color="#94070a" officeooo:rsid="0034299a" officeooo:paragraph-rsid="0034299a"/>
    </style:style>
    <style:style style:name="P38" style:family="paragraph" style:parent-style-name="Standard" style:list-style-name="L3">
      <style:text-properties officeooo:rsid="002a0b70" officeooo:paragraph-rsid="002a0b70"/>
    </style:style>
    <style:style style:name="P39" style:family="paragraph" style:parent-style-name="Standard">
      <style:text-properties officeooo:rsid="002a0b70" officeooo:paragraph-rsid="002a0b70"/>
    </style:style>
    <style:style style:name="P40" style:family="paragraph" style:parent-style-name="Standard">
      <style:text-properties officeooo:rsid="002dec16" officeooo:paragraph-rsid="002dec16"/>
    </style:style>
    <style:style style:name="P41" style:family="paragraph" style:parent-style-name="Standard" style:list-style-name="L3">
      <style:text-properties officeooo:rsid="002f87e4" officeooo:paragraph-rsid="002f87e4"/>
    </style:style>
    <style:style style:name="P42" style:family="paragraph" style:parent-style-name="Standard">
      <style:text-properties officeooo:rsid="002f87e4" officeooo:paragraph-rsid="002f87e4"/>
    </style:style>
    <style:style style:name="P43" style:family="paragraph" style:parent-style-name="Standard" style:list-style-name="L3">
      <style:text-properties officeooo:rsid="0034299a" officeooo:paragraph-rsid="0034299a"/>
    </style:style>
    <style:style style:name="P44" style:family="paragraph" style:parent-style-name="Standard">
      <style:text-properties officeooo:rsid="0034299a" officeooo:paragraph-rsid="0034299a"/>
    </style:style>
    <style:style style:name="P45" style:family="paragraph" style:parent-style-name="Standard">
      <style:text-properties officeooo:rsid="00394064" officeooo:paragraph-rsid="00394064"/>
    </style:style>
    <style:style style:name="P46" style:family="paragraph" style:parent-style-name="Standard" style:list-style-name="L4">
      <style:text-properties officeooo:rsid="003aeaaf" officeooo:paragraph-rsid="003aeaaf"/>
    </style:style>
    <style:style style:name="P47" style:family="paragraph" style:parent-style-name="Standard">
      <style:text-properties officeooo:rsid="003aeaaf" officeooo:paragraph-rsid="003aeaaf"/>
    </style:style>
    <style:style style:name="P48" style:family="paragraph" style:parent-style-name="Standard">
      <style:text-properties officeooo:rsid="003bcd10" officeooo:paragraph-rsid="003bcd10"/>
    </style:style>
    <style:style style:name="P49" style:family="paragraph" style:parent-style-name="Standard">
      <style:text-properties fo:font-size="12pt" style:text-underline-style="none" fo:font-weight="normal" officeooo:rsid="003d625b" officeooo:paragraph-rsid="003d625b" style:font-size-asian="10.5pt" style:font-weight-asian="normal" style:font-size-complex="12pt" style:font-weight-complex="normal"/>
    </style:style>
    <style:style style:name="P50" style:family="paragraph" style:parent-style-name="Standard" style:list-style-name="L5">
      <style:text-properties fo:font-size="12pt" style:text-underline-style="none" fo:font-weight="normal" officeooo:rsid="0042d8ad" officeooo:paragraph-rsid="0042d8ad" style:font-size-asian="10.5pt" style:font-weight-asian="normal" style:font-size-complex="12pt" style:font-weight-complex="normal"/>
    </style:style>
    <style:style style:name="P51" style:family="paragraph" style:parent-style-name="Standard" style:list-style-name="L6">
      <style:text-properties fo:font-size="12pt" style:text-underline-style="none" fo:font-weight="normal" officeooo:rsid="0042d8ad" officeooo:paragraph-rsid="0042d8ad" style:font-size-asian="10.5pt" style:font-weight-asian="normal" style:font-size-complex="12pt" style:font-weight-complex="normal"/>
    </style:style>
    <style:style style:name="P52" style:family="paragraph" style:parent-style-name="Standard" style:list-style-name="L7">
      <style:text-properties fo:font-size="12pt" style:text-underline-style="none" fo:font-weight="normal" officeooo:rsid="004b9b21" officeooo:paragraph-rsid="004b9b21"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4b9b21" officeooo:paragraph-rsid="004b9b21"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524223" officeooo:paragraph-rsid="00524223" style:font-size-asian="10.5pt" style:font-weight-asian="normal" style:font-size-complex="12pt" style:font-weight-complex="normal"/>
    </style:style>
    <style:style style:name="P55" style:family="paragraph" style:parent-style-name="Standard" style:list-style-name="L8">
      <style:text-properties fo:font-size="12pt" style:text-underline-style="none" fo:font-weight="normal" officeooo:rsid="00564054" officeooo:paragraph-rsid="00564054"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officeooo:paragraph-rsid="00547d41"/>
    </style:style>
    <style:style style:name="P57" style:family="paragraph" style:parent-style-name="Standard">
      <style:paragraph-properties fo:break-before="page"/>
      <style:text-properties fo:font-size="14pt" style:text-underline-style="none" fo:font-weight="bold" officeooo:rsid="0023490e" officeooo:paragraph-rsid="0023490e" style:font-size-asian="14pt" style:font-weight-asian="bold" style:font-size-complex="14pt" style:font-weight-complex="bold"/>
    </style:style>
    <style:style style:name="P58" style:family="paragraph" style:parent-style-name="Standard">
      <style:paragraph-properties fo:break-before="page"/>
      <style:text-properties fo:font-size="14pt" style:text-underline-style="none" fo:font-weight="bold" officeooo:rsid="003d625b" officeooo:paragraph-rsid="003d625b" style:font-size-asian="14pt" style:font-weight-asian="bold" style:font-size-complex="14pt" style:font-weight-complex="bold"/>
    </style:style>
    <style:style style:name="P59" style:family="paragraph" style:parent-style-name="Standard">
      <style:paragraph-properties fo:margin-left="0.4925in" fo:margin-right="0in" fo:text-indent="0in" style:auto-text-indent="false"/>
      <style:text-properties officeooo:rsid="003bcd10" officeooo:paragraph-rsid="003bcd10"/>
    </style:style>
    <style:style style:name="P60" style:family="paragraph" style:parent-style-name="Standard">
      <style:paragraph-properties fo:margin-left="0.4925in" fo:margin-right="0in" fo:text-indent="0in" style:auto-text-indent="false"/>
      <style:text-properties fo:font-size="12pt" style:text-underline-style="none" fo:font-weight="normal" officeooo:rsid="003d625b" officeooo:paragraph-rsid="003d625b" style:font-size-asian="10.5pt" style:font-weight-asian="normal" style:font-size-complex="12pt" style:font-weight-complex="normal"/>
    </style:style>
    <style:style style:name="P61" style:family="paragraph" style:parent-style-name="Standard">
      <style:paragraph-properties fo:margin-left="0.4925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62" style:family="paragraph" style:parent-style-name="Standard">
      <style:paragraph-properties fo:margin-left="0.4925in" fo:margin-right="0in" fo:text-indent="0in" style:auto-text-indent="false"/>
      <style:text-properties fo:color="#94070a" fo:font-size="12pt" style:text-underline-style="none" fo:font-weight="normal" officeooo:rsid="003d625b" officeooo:paragraph-rsid="003d625b" style:font-size-asian="10.5pt" style:font-weight-asian="normal" style:font-size-complex="12pt" style:font-weight-complex="normal"/>
    </style:style>
    <style:style style:name="P63" style:family="paragraph" style:parent-style-name="Standard">
      <style:paragraph-properties fo:margin-left="0in" fo:margin-right="0in" fo:text-indent="0in" style:auto-text-indent="false"/>
      <style:text-properties officeooo:rsid="003bcd10" officeooo:paragraph-rsid="003bcd10"/>
    </style:style>
    <style:style style:name="P64" style:family="paragraph" style:parent-style-name="Standard">
      <style:paragraph-properties fo:margin-left="0in" fo:margin-right="0in" fo:text-indent="0in" style:auto-text-indent="false"/>
      <style:text-properties fo:font-size="12pt" style:text-underline-style="none" fo:font-weight="normal" officeooo:rsid="003dd883" officeooo:paragraph-rsid="003dd883" style:font-size-asian="10.5pt" style:font-weight-asian="normal" style:font-size-complex="12pt" style:font-weight-complex="normal"/>
    </style:style>
    <style:style style:name="P65" style:family="paragraph" style:parent-style-name="Standard">
      <style:paragraph-properties fo:margin-left="0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66" style:family="paragraph" style:parent-style-name="Standard">
      <style:paragraph-properties fo:margin-left="0in" fo:margin-right="0in" fo:text-indent="0in" style:auto-text-indent="false"/>
      <style:text-properties fo:font-size="12pt" style:text-underline-style="none" fo:font-weight="normal" officeooo:rsid="0042d8ad" officeooo:paragraph-rsid="0042d8ad" style:font-size-asian="10.5pt" style:font-weight-asian="normal" style:font-size-complex="12pt" style:font-weight-complex="normal"/>
    </style:style>
    <style:style style:name="P67" style:family="paragraph" style:parent-style-name="Standard">
      <style:paragraph-properties fo:margin-left="0in" fo:margin-right="0in" fo:text-indent="0in" style:auto-text-indent="false"/>
      <style:text-properties fo:font-size="12pt" style:text-underline-style="none" fo:font-weight="normal" officeooo:rsid="004370aa" officeooo:paragraph-rsid="004370aa" style:font-size-asian="10.5pt" style:font-weight-asian="normal" style:font-size-complex="12pt" style:font-weight-complex="normal"/>
    </style:style>
    <style:style style:name="P68" style:family="paragraph" style:parent-style-name="Standard">
      <style:paragraph-properties fo:margin-left="0in" fo:margin-right="0in" fo:text-indent="0in" style:auto-text-indent="false"/>
      <style:text-properties fo:font-size="12pt" style:text-underline-style="none" fo:font-weight="normal" officeooo:rsid="0043cab4" officeooo:paragraph-rsid="0043cab4" style:font-size-asian="10.5pt" style:font-weight-asian="normal" style:font-size-complex="12pt" style:font-weight-complex="normal"/>
    </style:style>
    <style:style style:name="P69" style:family="paragraph" style:parent-style-name="Standard">
      <style:paragraph-properties fo:margin-left="0in" fo:margin-right="0in" fo:text-indent="0in" style:auto-text-indent="false"/>
      <style:text-properties fo:font-size="12pt" style:text-underline-style="none" fo:font-weight="normal" officeooo:rsid="00471353" officeooo:paragraph-rsid="00471353" style:font-size-asian="10.5pt" style:font-weight-asian="normal" style:font-size-complex="12pt" style:font-weight-complex="normal"/>
    </style:style>
    <style:style style:name="P70" style:family="paragraph" style:parent-style-name="Standard">
      <style:paragraph-properties fo:margin-left="0in" fo:margin-right="0in" fo:text-indent="0in" style:auto-text-indent="false"/>
      <style:text-properties fo:font-size="12pt" style:text-underline-style="none" fo:font-weight="normal" officeooo:rsid="004ae93c" officeooo:paragraph-rsid="004ae93c" style:font-size-asian="10.5pt" style:font-weight-asian="normal" style:font-size-complex="12pt" style:font-weight-complex="normal"/>
    </style:style>
    <style:style style:name="P71" style:family="paragraph" style:parent-style-name="Standard">
      <style:paragraph-properties fo:margin-left="0in" fo:margin-right="0in" fo:text-indent="0in" style:auto-text-indent="false"/>
      <style:text-properties fo:font-size="12pt" style:text-underline-style="none" fo:font-weight="normal" officeooo:rsid="004b9b21" officeooo:paragraph-rsid="004b9b21" style:font-size-asian="10.5pt" style:font-weight-asian="normal" style:font-size-complex="12pt" style:font-weight-complex="normal"/>
    </style:style>
    <style:style style:name="P72" style:family="paragraph" style:parent-style-name="Standard">
      <style:paragraph-properties fo:margin-left="0in" fo:margin-right="0in" fo:text-indent="0in" style:auto-text-indent="false"/>
      <style:text-properties fo:font-size="12pt" style:text-underline-style="none" fo:font-weight="normal" officeooo:rsid="00564054" officeooo:paragraph-rsid="00564054" style:font-size-asian="10.5pt" style:font-weight-asian="normal" style:font-size-complex="12pt" style:font-weight-complex="normal"/>
    </style:style>
    <style:style style:name="P73" style:family="paragraph" style:parent-style-name="Standard">
      <style:paragraph-properties fo:margin-left="0in" fo:margin-right="0in" fo:text-indent="0in" style:auto-text-indent="false" fo:break-before="page"/>
      <style:text-properties fo:font-size="14pt" style:text-underline-style="none" fo:font-weight="bold" officeooo:rsid="0043cab4" officeooo:paragraph-rsid="0043cab4" style:font-size-asian="14pt" style:font-weight-asian="bold" style:font-size-complex="14pt" style:font-weight-complex="bold"/>
    </style:style>
    <style:style style:name="P74" style:family="paragraph" style:parent-style-name="Standard">
      <style:paragraph-properties fo:margin-left="0.4925in" fo:margin-right="0in" fo:text-indent="0in" style:auto-text-indent="false"/>
      <style:text-properties fo:font-size="12pt" style:text-underline-style="none" fo:font-weight="normal" officeooo:rsid="003fa506" officeooo:paragraph-rsid="003fa506" style:font-size-asian="10.5pt" style:font-weight-asian="normal" style:font-size-complex="12pt" style:font-weight-complex="normal"/>
    </style:style>
    <style:style style:name="P75" style:family="paragraph" style:parent-style-name="Standard">
      <style:paragraph-properties fo:margin-left="0.4925in" fo:margin-right="0in" fo:text-indent="0in" style:auto-text-indent="false"/>
      <style:text-properties fo:font-size="12pt" style:text-underline-style="none" fo:font-weight="normal" officeooo:rsid="004175f5" officeooo:paragraph-rsid="004175f5" style:font-size-asian="10.5pt" style:font-weight-asian="normal" style:font-size-complex="12pt" style:font-weight-complex="normal"/>
    </style:style>
    <style:style style:name="P76" style:family="paragraph" style:parent-style-name="Standard">
      <style:paragraph-properties fo:margin-left="0.4925in" fo:margin-right="0in" fo:text-indent="0in" style:auto-text-indent="false"/>
      <style:text-properties fo:color="#94070a" fo:font-size="12pt" style:text-underline-style="none" fo:font-weight="normal" officeooo:rsid="003fa506" officeooo:paragraph-rsid="003fa506" style:font-size-asian="10.5pt" style:font-weight-asian="normal" style:font-size-complex="12pt" style:font-weight-complex="normal"/>
    </style:style>
    <style:style style:name="P77" style:family="paragraph" style:parent-style-name="Standard">
      <style:paragraph-properties fo:margin-left="0.4925in" fo:margin-right="0in" fo:text-indent="0in" style:auto-text-indent="false"/>
      <style:text-properties fo:color="#94070a" fo:font-size="12pt" style:text-underline-style="none" fo:font-weight="normal" officeooo:rsid="004175f5" officeooo:paragraph-rsid="004175f5"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0f049" style:font-weight-asian="bold" style:font-weight-complex="bold"/>
    </style:style>
    <style:style style:name="T3" style:family="text">
      <style:text-properties fo:font-weight="bold" officeooo:rsid="00211257" style:font-weight-asian="bold" style:font-weight-complex="bold"/>
    </style:style>
    <style:style style:name="T4" style:family="text">
      <style:text-properties fo:font-weight="bold" officeooo:rsid="002f87e4" style:font-weight-asian="bold" style:font-weight-complex="bold"/>
    </style:style>
    <style:style style:name="T5" style:family="text">
      <style:text-properties fo:font-weight="bold" officeooo:rsid="0050e119" style:font-weight-asian="bold" style:font-weight-complex="bold"/>
    </style:style>
    <style:style style:name="T6" style:family="text">
      <style:text-properties fo:font-weight="bold" officeooo:rsid="004f9391" style:font-weight-asian="bold" style:font-weight-complex="bold"/>
    </style:style>
    <style:style style:name="T7" style:family="text">
      <style:text-properties officeooo:rsid="0010f049"/>
    </style:style>
    <style:style style:name="T8" style:family="text">
      <style:text-properties officeooo:rsid="0013059f"/>
    </style:style>
    <style:style style:name="T9" style:family="text">
      <style:text-properties officeooo:rsid="00211257"/>
    </style:style>
    <style:style style:name="T10" style:family="text">
      <style:text-properties fo:font-style="italic" officeooo:rsid="00211257" style:font-style-asian="italic" style:font-style-complex="italic"/>
    </style:style>
    <style:style style:name="T11" style:family="text">
      <style:text-properties fo:color="#94070a"/>
    </style:style>
    <style:style style:name="T12" style:family="text">
      <style:text-properties fo:color="#94070a" fo:font-weight="bold" fo:background-color="#eeeeee" loext:char-shading-value="0" style:font-weight-asian="bold" style:font-weight-complex="bold"/>
    </style:style>
    <style:style style:name="T13" style:family="text">
      <style:text-properties fo:color="#94070a" fo:font-weight="bold" officeooo:rsid="0010f049" fo:background-color="#eeeeee" loext:char-shading-value="0" style:font-weight-asian="bold" style:font-weight-complex="bold"/>
    </style:style>
    <style:style style:name="T14" style:family="text">
      <style:text-properties fo:color="#94070a" fo:font-weight="bold" fo:background-color="#eeeeee" loext:char-shading-value="0" style:font-weight-asian="bold" style:font-weight-complex="bold"/>
    </style:style>
    <style:style style:name="T15" style:family="text">
      <style:text-properties fo:color="#94070a" fo:font-weight="bold" officeooo:rsid="002a0b70" fo:background-color="#eeeeee" loext:char-shading-value="0" style:font-weight-asian="bold" style:font-weight-complex="bold"/>
    </style:style>
    <style:style style:name="T16" style:family="text">
      <style:text-properties fo:color="#94070a" fo:font-weight="bold" officeooo:rsid="003793f7" fo:background-color="#eeeeee" loext:char-shading-value="0" style:font-weight-asian="bold" style:font-weight-complex="bold"/>
    </style:style>
    <style:style style:name="T17" style:family="text">
      <style:text-properties fo:color="#94070a" fo:font-weight="bold" officeooo:rsid="00394064" fo:background-color="#eeeeee" loext:char-shading-value="0" style:font-weight-asian="bold" style:font-weight-complex="bold"/>
    </style:style>
    <style:style style:name="T18" style:family="text">
      <style:text-properties fo:color="#94070a" fo:font-weight="bold" officeooo:rsid="00498c00" fo:background-color="#eeeeee" loext:char-shading-value="0" style:font-weight-asian="bold" style:font-weight-complex="bold"/>
    </style:style>
    <style:style style:name="T19" style:family="text">
      <style:text-properties fo:color="#94070a" fo:font-weight="bold" style:font-weight-asian="bold" style:font-weight-complex="bold"/>
    </style:style>
    <style:style style:name="T20" style:family="text">
      <style:text-properties fo:color="#94070a" fo:background-color="#eeeeee" loext:char-shading-value="0"/>
    </style:style>
    <style:style style:name="T21" style:family="text">
      <style:text-properties fo:color="#94070a" officeooo:rsid="00498c00" fo:background-color="#eeeeee" loext:char-shading-value="0"/>
    </style:style>
    <style:style style:name="T22" style:family="text">
      <style:text-properties fo:color="#94070a" officeooo:rsid="002be73d"/>
    </style:style>
    <style:style style:name="T23" style:family="text">
      <style:text-properties fo:color="#94070a" officeooo:rsid="003849d2"/>
    </style:style>
    <style:style style:name="T24" style:family="text">
      <style:text-properties fo:color="#94070a" officeooo:rsid="003dd883"/>
    </style:style>
    <style:style style:name="T25" style:family="text">
      <style:text-properties fo:color="#94070a" fo:font-size="18pt" fo:font-weight="bold" officeooo:rsid="000c8224" fo:background-color="transparent" loext:char-shading-value="0" style:font-size-asian="18pt" style:font-weight-asian="bold" style:font-size-complex="18pt" style:font-weight-complex="bold"/>
    </style:style>
    <style:style style:name="T26" style:family="text">
      <style:text-properties fo:color="#94070a" fo:font-size="18pt" fo:font-weight="bold" officeooo:rsid="00542e64" fo:background-color="transparent" loext:char-shading-value="0" style:font-size-asian="18pt" style:font-weight-asian="bold" style:font-size-complex="18pt" style:font-weight-complex="bold"/>
    </style:style>
    <style:style style:name="T27" style:family="text">
      <style:text-properties officeooo:rsid="002a0b70"/>
    </style:style>
    <style:style style:name="T28" style:family="text">
      <style:text-properties officeooo:rsid="002be73d"/>
    </style:style>
    <style:style style:name="T29" style:family="text">
      <style:text-properties officeooo:rsid="002f87e4"/>
    </style:style>
    <style:style style:name="T30" style:family="text">
      <style:text-properties officeooo:rsid="0032611f"/>
    </style:style>
    <style:style style:name="T31" style:family="text">
      <style:text-properties officeooo:rsid="0034299a"/>
    </style:style>
    <style:style style:name="T32" style:family="text">
      <style:text-properties officeooo:rsid="003793f7"/>
    </style:style>
    <style:style style:name="T33" style:family="text">
      <style:text-properties officeooo:rsid="003849d2"/>
    </style:style>
    <style:style style:name="T34" style:family="text">
      <style:text-properties officeooo:rsid="00394064"/>
    </style:style>
    <style:style style:name="T35" style:family="text">
      <style:text-properties officeooo:rsid="003dd883"/>
    </style:style>
    <style:style style:name="T36" style:family="text">
      <style:text-properties officeooo:rsid="003e65b9"/>
    </style:style>
    <style:style style:name="T37" style:family="text">
      <style:text-properties officeooo:rsid="0048d60b"/>
    </style:style>
    <style:style style:name="T38" style:family="text">
      <style:text-properties officeooo:rsid="00498c00"/>
    </style:style>
    <style:style style:name="T39" style:family="text">
      <style:text-properties officeooo:rsid="004d069c"/>
    </style:style>
    <style:style style:name="T40" style:family="text">
      <style:text-properties officeooo:rsid="004f9391"/>
    </style:style>
    <style:style style:name="T41" style:family="text">
      <style:text-properties officeooo:rsid="0050e1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25">RUBY </text:span></text:p>
      <text:p text:style-name="P56"><text:span text:style-name="T26">(</text:span><text:a xlink:type="simple" xlink:href="http://ruby-doc.org/" text:style-name="Internet_20_link" text:visited-style-name="Visited_20_Internet_20_Link">http://ruby-doc.org/</text:a><text:span text:style-name="T26">)</text:span></text:p>
      <text:p text:style-name="Standard"/>
      <text:p text:style-name="P2">Basics</text:p>
      <text:p text:style-name="P1"/>
      <text:p text:style-name="P3">Arithmetic operators</text:p>
      <text:p text:style-name="P1">Ruby has the same basic operators than any other high level language</text:p>
      <text:list xml:id="list239361937" text:style-name="L1">
        <text:list-item>
          <text:p text:style-name="P18"><text:span text:style-name="T1">Add:</text:span> represented by the <text:span text:style-name="T12">+</text:span> sign.</text:p>
        </text:list-item>
        <text:list-item>
          <text:p text:style-name="P18"><text:span text:style-name="T1">Subtract:</text:span> Represented by the <text:span text:style-name="T12">–</text:span> sign.</text:p>
        </text:list-item>
        <text:list-item>
          <text:p text:style-name="P18"><text:span text:style-name="T1">Multiply:</text:span> Represented by the <text:span text:style-name="T12">*</text:span> sign.</text:p>
        </text:list-item>
        <text:list-item>
          <text:p text:style-name="P18"><text:span text:style-name="T1">Divide:</text:span> Represented by the <text:span text:style-name="T12">/</text:span> sign.</text:p>
        </text:list-item>
        <text:list-item>
          <text:p text:style-name="P18"><text:span text:style-name="T1">Exponent:</text:span> Represented by the <text:span text:style-name="T12">**</text:span> sign.</text:p>
        </text:list-item>
        <text:list-item>
          <text:p text:style-name="P18"><text:span text:style-name="T1">Modulus:</text:span> Represented by the <text:span text:style-name="T12">%</text:span> sign.</text:p>
        </text:list-item>
      </text:list>
      <text:p text:style-name="P1"/>
      <text:p text:style-name="P4">Data types</text:p>
      <text:p text:style-name="P4"/>
      <text:p text:style-name="P1">Ruby has the basic data types like integer and floats for numbers, string and <text:span text:style-name="T8">Boolean</text:span> (true,false,nil).</text:p>
      <text:p text:style-name="P1"/>
      <text:p text:style-name="P19">Numbers</text:p>
      <text:p text:style-name="P1">When working with integers and floats is important to remember that when the operation is between two integers the result is an integer (the decimal part is ignored) but if the operation is between a float and a float or a integer and a float the result is always a float.</text:p>
      <text:p text:style-name="P1">You can convert types of numbers with methods already defined. To convert to float you have to use the <text:span text:style-name="T12">.to_f</text:span> method on the number and to convert to integer you have to use the <text:span text:style-name="T12">.to_i</text:span> method.</text:p>
      <text:p text:style-name="P9">There are some other methods that can be applied to numbers that can bi useful at some point like <text:span text:style-name="T12">.even?</text:span> And <text:span text:style-name="T12">.odd?</text:span> Returns true or false depending on the answer to the question.</text:p>
      <text:p text:style-name="P9"/>
      <text:p text:style-name="P7">Strings</text:p>
      <text:p text:style-name="P10">As for strings you can declare them with double or single quotes <text:span text:style-name="T7">it doesn’t make any difference but for the double the escape characters only work with them so it is preferred to use double quotes to declare strings. The real strength lies in the many methods that come with this data type, you can do different operation with the strings according to your needs:</text:span></text:p>
      <text:list xml:id="list1190309448" text:style-name="L2">
        <text:list-item>
          <text:p text:style-name="P22"><text:span text:style-name="T2">Concatenation:</text:span><text:span text:style-name="T7"> there are three different ways: with the </text:span><text:span text:style-name="T13">+</text:span><text:span text:style-name="T7"> sign, with the </text:span><text:span text:style-name="T13">&lt;&lt;</text:span><text:span text:style-name="T7"> operator and with the method </text:span><text:span text:style-name="T13">.concat()</text:span><text:span text:style-name="T7"> that also can be chained to concatenate several string at once into one big string.</text:span></text:p>
        </text:list-item>
        <text:list-item>
          <text:p text:style-name="P23"><text:span text:style-name="T1">Sub-strings:</text:span> You can get the sub-strings taking advantage of the fact that strings are just arrays of characters so the same indexing applies to them. <text:span text:style-name="T12">“hello”[-1]</text:span> gets the last character of the string, <text:span text:style-name="T12">“hello”[0,4]</text:span> gets the first 4 characters, <text:span text:style-name="T12">“hello”[0..3]</text:span> gets the characters in the positions starting at 0 and ending and including the position 3.</text:p>
        </text:list-item>
        <text:list-item>
          <text:p text:style-name="P24"><text:span text:style-name="T1">Interpolation:</text:span> This means that you can include values from variables into your strings by using a <text:span text:style-name="T12">#{var_name}</text:span> inside the string itself. Remember that this only work for double quotes strings.</text:p>
        </text:list-item>
        <text:list-item>
          <text:p text:style-name="P24"><text:span text:style-name="T1">Capitalize:</text:span> This method allows you to make the first letter of the string a capital letter. It is used <text:span text:style-name="T12">“string”.capitalize</text:span>.</text:p>
        </text:list-item>
        <text:list-item>
          <text:p text:style-name="P24"><text:span text:style-name="T1">Include:</text:span> Tells you if a certain character or string is contained into your original string. <text:span text:style-name="T12">“string”.include?(“substring”)</text:span> returns a <text:span text:style-name="T8">Boolean</text:span> that describes if it met the criteria.</text:p>
        </text:list-item>
        <text:list-item>
          <text:p text:style-name="P25"><text:span text:style-name="T1">Uppercase:</text:span> Turns the whole string into capital letters. <text:span text:style-name="T12">“string”.upcase</text:span> returns the upper case version of the string.</text:p>
        </text:list-item>
        <text:list-item>
          <text:p text:style-name="P25"><text:span text:style-name="T1">Lowercase:</text:span> Turn the whole string into lower case letters. <text:span text:style-name="T12">“string”.downcase</text:span> is how you use it.</text:p>
        </text:list-item>
        <text:list-item>
          <text:p text:style-name="P25"><text:soft-page-break/><text:span text:style-name="T1">Empty:</text:span> you can check if a string is empty with this method. <text:span text:style-name="T12">“string”.empty?</text:span> Will return false if it has any character inside or if it is only a empty string(“”) will return true.</text:p>
        </text:list-item>
        <text:list-item>
          <text:p text:style-name="P25"><text:span text:style-name="T1">Length:</text:span> you can know how long a string is by using this method. <text:span text:style-name="T12">“string”.length</text:span> returns a integer that represents the number of characters inside the string.</text:p>
        </text:list-item>
        <text:list-item>
          <text:p text:style-name="P25"><text:span text:style-name="T1">Reverse:</text:span> This will reverse the whole string from right to left. <text:span text:style-name="T12">“string”.reverse</text:span>.</text:p>
        </text:list-item>
        <text:list-item>
          <text:p text:style-name="P25"><text:span text:style-name="T1">Split:</text:span> The string can be split into separate words or characters with this method. <text:span text:style-name="T12">“string”.split</text:span> will return an array with the words that are contained in the string, if you do the <text:span text:style-name="T12">“string”.split(“”)</text:span> it will separate every letter of the word.</text:p>
        </text:list-item>
        <text:list-item>
          <text:p text:style-name="P25"><text:span text:style-name="T1">Strip:</text:span> The spaces at the end of the string will be removed. <text:span text:style-name="T12">“string”.strip</text:span> will return the same string but with no spaces at the end.</text:p>
        </text:list-item>
        <text:list-item>
          <text:p text:style-name="P26"><text:span text:style-name="T1">To string:</text:span> You can turn many objects like numbers and nil into strings with the <text:span text:style-name="T12">.to_s</text:span> method.</text:p>
        </text:list-item>
      </text:list>
      <text:p text:style-name="P11"/>
      <text:p text:style-name="P7">Symbols</text:p>
      <text:p text:style-name="P12">There are another type of strings called <text:span text:style-name="T1">symbols</text:span> that are in a practical manner constant strings meaning that they not intended to be changed or printed to the screen in other words are suppose to be read only for the program. They are declared by placing a semicolon before the name of the symbol <text:span text:style-name="T12">:my_symbol</text:span>.</text:p>
      <text:p text:style-name="P11"/>
      <text:p text:style-name="P8">Escape characters</text:p>
      <text:p text:style-name="P17">These are special characters that serve a special purpose mostly not visible to the user into formatting strings for printing. For example you have the \n that inserts a new line between the two strings or the \t that inserts a tab space between them.</text:p>
      <text:p text:style-name="P11"/>
      <text:p text:style-name="P7">Boolean</text:p>
      <text:p text:style-name="P11">For the Boolean side of things it is pretty much as any other language except that the null value is called <text:span text:style-name="T12">nill</text:span> and this value along with <text:span text:style-name="T12">true</text:span> and <text:span text:style-name="T12">false</text:span> are the only valid values to evaluate a condition.</text:p>
      <text:p text:style-name="Standard"/>
      <text:p text:style-name="P5">Variables</text:p>
      <text:p text:style-name="P13"/>
      <text:p text:style-name="P14">Variables are just labels that you put on values inside the code to later do any type of operation on it. To declare a variable in ruby you just have to give it a name and assign it a value. You can assign the value directly by just telling the value you want to put in it or indirectly as a result of an operation or the return value of a function. <text:span text:style-name="T9">The names of the variables should be representative of the purpose of the variable, meaning that if you want to keep count of something you should name the variable </text:span><text:span text:style-name="T10">count</text:span><text:span text:style-name="T9"> so for anyone that is reading your code can have a clear understanding of your logic and intentions and the names should always be in lower case to avoid mistaking them with methods that are camel case and if they have multiple words separate them with an underscore also known as </text:span><text:span text:style-name="T3">snake case</text:span><text:span text:style-name="T9">.</text:span></text:p>
      <text:p text:style-name="P14"/>
      <text:p text:style-name="P6">Input and Output</text:p>
      <text:p text:style-name="P15"/>
      <text:p text:style-name="P16">These are extremely useful functions for you to know, the input is the way that you can interact with the console user to modify the program’s behavior, the output has several uses, you can use it to show the user a prompt of what you want them to do or some information they could need like errors or success messages but it will also will serve as the first line of debugging you can do by printing values of variables you want to know or messages indicating that a certain code block was accessed.</text:p>
      <text:p text:style-name="P16">There are 2 main methods to <text:span text:style-name="T1">output</text:span> values to the console and both basically do the same with one minor difference: <text:span text:style-name="T12">print</text:span> just outputs anything you tell it to and the next output is going in the same line of the previous one, while <text:span text:style-name="T12">puts</text:span> makes a new line every time it is executed but they both just print whatever you tell them.</text:p>
      <text:p text:style-name="P17"><text:soft-page-break/>For the <text:span text:style-name="T1">input</text:span> there is only the <text:span text:style-name="T12">gets</text:span> method, this method will get anything you write into the console until you hit the enter key and it will return a string with the content and the escape character for new line(\n) at the end. If you want to avoid the escape character you can use the sub-method <text:span text:style-name="T12">.chomp</text:span> to get rid of those.</text:p>
      <text:p text:style-name="P15"/>
      <text:p text:style-name="P29"/>
      <text:p text:style-name="P30"/>
      <text:p text:style-name="P58">Conditionals</text:p>
      <text:p text:style-name="P30"/>
      <text:p text:style-name="P49">Conditionals are blocks of code that execute depending on a condition, you can set what to do if the condition is true and it is optional to set what to do if the condition is false.</text:p>
      <text:p text:style-name="P60"><text:span text:style-name="T11">if</text:span> condition<text:tab/><text:tab/><text:tab/><text:tab/><text:tab/><text:span text:style-name="T24">if</text:span><text:span text:style-name="T35"> condition</text:span><text:tab/><text:tab/></text:p>
      <text:p text:style-name="P60"><text:s text:c="4"/>instructions if it is true<text:tab/><text:tab/><text:tab/> <text:s text:c="3"/><text:span text:style-name="T35">instructions if it is true</text:span></text:p>
      <text:p text:style-name="P61"><text:span text:style-name="T11">else</text:span><text:tab/><text:tab/><text:tab/><text:tab/><text:tab/><text:tab/><text:span text:style-name="T11">end</text:span></text:p>
      <text:p text:style-name="P61"><text:s text:c="4"/>instructions if it false</text:p>
      <text:p text:style-name="P62">end</text:p>
      <text:p text:style-name="P60"/>
      <text:p text:style-name="P64">You can also check for several conditions at once as well <text:span text:style-name="T36">and set default instructions if the other conditions are not met</text:span>.</text:p>
      <text:p text:style-name="P74"><text:span text:style-name="T11">if</text:span> condition1</text:p>
      <text:p text:style-name="P74"><text:s text:c="3"/>instructions</text:p>
      <text:p text:style-name="P74"><text:span text:style-name="T11">elsif</text:span> condition2</text:p>
      <text:p text:style-name="P74"><text:s text:c="3"/>instructions</text:p>
      <text:p text:style-name="P74"><text:span text:style-name="T11">elsif</text:span> condition3</text:p>
      <text:p text:style-name="P74"><text:s text:c="3"/>instructions</text:p>
      <text:p text:style-name="P74">…</text:p>
      <text:p text:style-name="P76">else</text:p>
      <text:p text:style-name="P74"><text:s text:c="3"/>instructions if the all conditions are false</text:p>
      <text:p text:style-name="P76">end</text:p>
      <text:p text:style-name="P65"/>
      <text:p text:style-name="P65">There is a conditional statement that simplifies checking of several conditions for the value of a variable that is really useful for doing menus but can be used for anything you see fit and it is the <text:span text:style-name="T14">case</text:span> statement, with it you don’t have to do a bunch of elsifs.</text:p>
      <text:p text:style-name="P75"><text:span text:style-name="T11">case</text:span> var_name</text:p>
      <text:p text:style-name="P75"><text:span text:style-name="T11">when</text:span> condition1</text:p>
      <text:p text:style-name="P75"><text:s text:c="3"/>instructions for condition1</text:p>
      <text:p text:style-name="P75"><text:span text:style-name="T11">when</text:span> condition2</text:p>
      <text:p text:style-name="P75"><text:s text:c="3"/>instructions for condition2</text:p>
      <text:p text:style-name="P75">…</text:p>
      <text:p text:style-name="P77">else</text:p>
      <text:p text:style-name="P75"><text:s text:c="3"/>default instructions if no condition is met</text:p>
      <text:p text:style-name="P77">end</text:p>
      <text:p text:style-name="P64"/>
      <text:p text:style-name="P66">You can use comparison operators to build your conditions, these operators return a boolean value when used making them perfect for the conditionals.</text:p>
      <text:list xml:id="list2432444265" text:style-name="L5">
        <text:list-item>
          <text:p text:style-name="P50"><text:span text:style-name="T14">&lt; ,&gt;</text:span> less than and greater than. </text:p>
        </text:list-item>
        <text:list-item>
          <text:p text:style-name="P50"><text:span text:style-name="T14">&lt;=,&gt;=</text:span> less or greater than or equal to.</text:p>
        </text:list-item>
        <text:list-item>
          <text:p text:style-name="P50"><text:span text:style-name="T14">==</text:span> equal to operator.</text:p>
        </text:list-item>
        <text:list-item>
          <text:p text:style-name="P50"><text:span text:style-name="T14">!</text:span> negation operator.</text:p>
        </text:list-item>
        <text:list-item>
          <text:p text:style-name="P50"><text:span text:style-name="T14">!=</text:span> different operator</text:p>
        </text:list-item>
      </text:list>
      <text:p text:style-name="P66">You can also combine conditions by using some logical operators to check different conditions in the same statement.</text:p>
      <text:list xml:id="list3511488629" text:style-name="L6">
        <text:list-item>
          <text:p text:style-name="P51"><text:span text:style-name="T14">&amp;&amp;</text:span> the and operator, it only gives true if all the conditions are individually true.</text:p>
        </text:list-item>
        <text:list-item>
          <text:p text:style-name="P51"><text:span text:style-name="T14">||</text:span> the or operator, it gives true if any of the conditions is true.</text:p>
        </text:list-item>
      </text:list>
      <text:p text:style-name="P64"/>
      <text:p text:style-name="P67"><text:soft-page-break/>There is a last conditional statement that has the reverse logic of an if. The <text:span text:style-name="T14">unless</text:span> statement just does the instructions unless the condition is true.</text:p>
      <text:p text:style-name="P64"/>
      <text:p text:style-name="P64"/>
      <text:p text:style-name="P64"/>
      <text:p text:style-name="P64"/>
      <text:p text:style-name="P73">Arrays</text:p>
      <text:p text:style-name="P68"/>
      <text:p text:style-name="P69">Arrays are collections <text:span text:style-name="T37">or a list</text:span> of values under the same name and to identify each value you use an index that represent the position inside the array. Ruby, like many others programming language, is <text:span text:style-name="T1">zero base</text:span>, which means the first element of an array has an index of zero and the last element has an index of n-1, with n being the number of elements in the array. <text:span text:style-name="T38">You can create an array by assigning a value directly when you declare it by putting the values inside </text:span><text:span text:style-name="T18">[]</text:span><text:span text:style-name="T38"> separated by comas or you can use the </text:span><text:span text:style-name="T18">.new</text:span><text:span text:style-name="T38"> method to create them, with this method you can also specify the number of elements that you want the new array to have and the type as well. </text:span><text:span text:style-name="T21">array=[]</text:span><text:span text:style-name="T38"> creates an empty array, </text:span><text:span text:style-name="T21">array=[1,2,3]</text:span><text:span text:style-name="T38"> is a number array, </text:span><text:span text:style-name="T18">Array</text:span><text:span text:style-name="T21">.new</text:span><text:span text:style-name="T38"> creates a new empty array, </text:span><text:span text:style-name="T18">Array</text:span><text:span text:style-name="T21">.new(3)</text:span><text:span text:style-name="T38"> creates an array with 3 nil as its elements, </text:span><text:span text:style-name="T18">Array</text:span><text:span text:style-name="T21">.new(3,</text:span><text:span text:style-name="T18">Array</text:span><text:span text:style-name="T21">.new)</text:span><text:span text:style-name="T38"> creates an array with each element being an empty array itself. Note that the array with capital A represents the class Array that is why it has methods associated and it is different from the non-capitalized word.</text:span></text:p>
      <text:p text:style-name="P69"/>
      <text:p text:style-name="P70">To access elements from the array you have to use indexing and ruby allows you to use different ways to use those indexes, to tell ruby which index you want you have to put it inside <text:span text:style-name="T14">[]</text:span> after the name of the array. For example if you use the <text:span text:style-name="T14">array[-1]</text:span> it will access the last item of the array but if you use <text:span text:style-name="T14">array[1]</text:span> you will access the second item in the array. The array also have methods that do this functionality but go a little bit farther, these are the .first and .last methods, if used without any arguments they return what they say but if an integer is passed to them they can take several items at once, <text:span text:style-name="T14">array.last(2)</text:span> takes the last two elements of the array, while <text:span text:style-name="T14">array.first(2)</text:span> takes the first two.</text:p>
      <text:p text:style-name="P70"/>
      <text:p text:style-name="P71">You can add and remove elements to the array with some methods.</text:p>
      <text:list xml:id="list200474286" text:style-name="L7">
        <text:list-item>
          <text:p text:style-name="P52"><text:span text:style-name="T1">.push:</text:span> It adds the element specified as an argument at the end of the array.</text:p>
        </text:list-item>
        <text:list-item>
          <text:p text:style-name="P52"><text:span text:style-name="T1">&lt;&lt;:</text:span> <text:span text:style-name="T39">It is an operator called the shovel operator and d</text:span>oes exactly the same as the push method.</text:p>
        </text:list-item>
        <text:list-item>
          <text:p text:style-name="P52"><text:span text:style-name="T1">.pop:</text:span> It removes the element at the end of the array and returns that element. Note that it can also take an integer as a argument indicating how many elements from the end should be taken out.</text:p>
        </text:list-item>
        <text:list-item>
          <text:p text:style-name="P52"><text:span text:style-name="T1">.</text:span><text:span text:style-name="T6">unshift:</text:span><text:span text:style-name="T40"> Adds the element specified as an argument to the beginning of the array and returns the new array.</text:span></text:p>
        </text:list-item>
        <text:list-item>
          <text:p text:style-name="P52"><text:span text:style-name="T1">.</text:span><text:span text:style-name="T5">shift:</text:span><text:span text:style-name="T41"> Removes the first element of the array and returns that element. As the pop method it also takes an integer as an argument to specify how may items should be removed from the beginning.</text:span></text:p>
        </text:list-item>
      </text:list>
      <text:p text:style-name="P53"/>
      <text:p text:style-name="P54">If you try to use addition(<text:span text:style-name="T19">+</text:span>) on arrays what you will get is the <text:span text:style-name="T1">concatenation</text:span> of them while if you use subtraction(<text:span text:style-name="T19">-</text:span>) what you will get is the first array without the elements specified in the second array, in other words the <text:span text:style-name="T1">difference</text:span> between the two arrays.</text:p>
      <text:p text:style-name="P53"/>
      <text:p text:style-name="P72">There are many another useful methods that can be applied to arrays, the full list of those methods can be found on the <text:a xlink:type="simple" xlink:href="http://ruby-doc.org/" text:style-name="Internet_20_link" text:visited-style-name="Visited_20_Internet_20_Link"><text:span text:style-name="T1">ruby official documentation</text:span></text:a> site but four of the most used are:</text:p>
      <text:list xml:id="list405598827" text:style-name="L8">
        <text:list-item>
          <text:p text:style-name="P55"><text:span text:style-name="T1">length:</text:span> Returns the number of elements in the array.</text:p>
        </text:list-item>
        <text:list-item>
          <text:p text:style-name="P55"><text:span text:style-name="T1">reverse:</text:span> Returns an array with the elements of the original array arranged in reversed order.</text:p>
        </text:list-item>
        <text:list-item>
          <text:p text:style-name="P55"><text:span text:style-name="T1">include?():</text:span> Returns true or false if it contains the element specified inside the parenthesis.</text:p>
        </text:list-item>
        <text:list-item>
          <text:p text:style-name="P55"><text:span text:style-name="T1">join:</text:span> Returns a string with all the elements of the array joined together, if you specify a separator character as an argument then the string will have the elements separated by that character.</text:p>
        </text:list-item>
      </text:list>
      <text:p text:style-name="P57">Loops</text:p>
      <text:p text:style-name="P28"/>
      <text:p text:style-name="P31">A loop is a set of instructions that are executed repeatedly until a condition is met. In ruby there are many ways to do a loop but as other programming languages it has two types of loops: Infinite loops and finite loops</text:p>
      <text:p text:style-name="P31"/>
      <text:p text:style-name="P20">Infinite loops</text:p>
      <text:p text:style-name="P31">These type of loops are used when you don’t know how many times you are going to do a set of instructions, you just know the condition that they have to meet.</text:p>
      <text:list xml:id="list2220225411" text:style-name="L3">
        <text:list-item>
          <text:p text:style-name="P32"><text:span text:style-name="T1">Loop:</text:span> <text:span text:style-name="T27">The </text:span><text:span text:style-name="T15">loop</text:span><text:span text:style-name="T27"> statement will do an infinite loop until someone presses ctrl+c in the console or you have a conditional inside it with a break statement. The loop always go with the </text:span><text:span text:style-name="T15">do</text:span><text:span text:style-name="T27"> keyword followed by the instructions to be executed and to mark the end of the loop you have to put the </text:span><text:span text:style-name="T15">end</text:span><text:span text:style-name="T27"> keyword. You can change the do and end keywords by a set of </text:span><text:span text:style-name="T15">{}</text:span><text:span text:style-name="T27"> to mark the start and end of the instructions.</text:span></text:p>
          <text:list>
            <text:list-header>
              <text:p text:style-name="P36">loop do<text:tab/><text:tab/><text:tab/><text:tab/><text:span text:style-name="T28">loop {</text:span></text:p>
              <text:list>
                <text:list-header>
                  <text:p text:style-name="P38">instruction set<text:tab/><text:tab/><text:tab/><text:tab/><text:span text:style-name="T28">instruction set</text:span></text:p>
                </text:list-header>
              </text:list>
            </text:list-header>
          </text:list>
        </text:list-item>
      </text:list>
      <text:p text:style-name="P39"><text:tab/> <text:s text:c="5"/><text:span text:style-name="T11">end<text:tab/><text:tab/><text:tab/><text:tab/><text:tab/> <text:s text:c="5"/></text:span><text:span text:style-name="T22">}</text:span></text:p>
      <text:list xml:id="list235349290240114" text:continue-numbering="true" text:style-name="L3">
        <text:list-item>
          <text:p text:style-name="P32"><text:span text:style-name="T1">While:</text:span> <text:span text:style-name="T29">A while loop takes a condition and evaluates it before starting the execution of the instructions. If the condition is </text:span><text:span text:style-name="T4">true</text:span><text:span text:style-name="T29"> it will execute the code but if it </text:span><text:span text:style-name="T4">false</text:span><text:span text:style-name="T29"> it will end. Remember that the conditions are evaluated at the beginning of the loop.</text:span></text:p>
          <text:list>
            <text:list-header>
              <text:p text:style-name="P41"><text:span text:style-name="T11">while</text:span> condition</text:p>
              <text:list>
                <text:list-header>
                  <text:p text:style-name="P41">instruction set</text:p>
                </text:list-header>
              </text:list>
            </text:list-header>
          </text:list>
        </text:list-item>
      </text:list>
      <text:p text:style-name="P42"><text:tab/> <text:s text:c="5"/><text:span text:style-name="T11">end</text:span></text:p>
      <text:list xml:id="list235348591719505" text:continue-numbering="true" text:style-name="L3">
        <text:list-item>
          <text:p text:style-name="P32"><text:span text:style-name="T1">Until:</text:span> <text:span text:style-name="T30">The until loop is the opposite of the while loop, it will do the instruction until the condition is met. It can be used to set thresholds and the logical condition has to be inverted from a condition you would use in the while loop.</text:span></text:p>
          <text:list>
            <text:list-header>
              <text:p text:style-name="P43"><text:span text:style-name="T11">until</text:span> condition</text:p>
              <text:list>
                <text:list-header>
                  <text:p text:style-name="P43">instruction set</text:p>
                </text:list-header>
              </text:list>
            </text:list-header>
          </text:list>
        </text:list-item>
      </text:list>
      <text:p text:style-name="P44"><text:tab/> <text:s text:c="5"/><text:span text:style-name="T11">end</text:span></text:p>
      <text:list xml:id="list235348005932774" text:continue-numbering="true" text:style-name="L3">
        <text:list-item>
          <text:p text:style-name="P32"><text:span text:style-name="T1">Do/While:</text:span> <text:span text:style-name="T31">This loop is the same as the while loop with only one difference, the condition is evaluated at the end of the loop, so the instruction set is going to be executed at least one time. The notation with the loop do keywords and the condition at the end is the standard way to create a do/while loop on ruby. The second one although it works it is not standard and is not recommended to use.</text:span></text:p>
          <text:list>
            <text:list-header>
              <text:p text:style-name="P37">loop do<text:tab/><text:tab/><text:tab/><text:tab/>begin</text:p>
              <text:list>
                <text:list-header>
                  <text:p text:style-name="P43">instruction set<text:tab/><text:tab/><text:tab/><text:tab/>instruction set</text:p>
                  <text:p text:style-name="P43"><text:span text:style-name="T11">if</text:span> condition<text:tab/><text:tab/><text:tab/> <text:s text:c="5"/><text:span text:style-name="T11">end while</text:span> condition</text:p>
                  <text:list>
                    <text:list-header>
                      <text:p text:style-name="P37">break</text:p>
                    </text:list-header>
                  </text:list>
                </text:list-header>
              </text:list>
            </text:list-header>
          </text:list>
        </text:list-item>
      </text:list>
      <text:p text:style-name="P44"><text:tab/><text:tab/><text:span text:style-name="T11">end</text:span></text:p>
      <text:p text:style-name="P44"><text:tab/> <text:s text:c="5"/><text:span text:style-name="T11">end</text:span></text:p>
      <text:p text:style-name="P31"/>
      <text:p text:style-name="P31"/>
      <text:p text:style-name="P20">Finite loops</text:p>
      <text:p text:style-name="P31">These are used when you know exactly how many times you have to do them, for example going through an array you already know how long is it so you don’t need any more iterations. These type of loops have their own syntax for simplicity but they can be achieved by infinite loops and some auxiliary variables.</text:p>
      <text:list xml:id="list4152793489" text:style-name="L4">
        <text:list-item>
          <text:p text:style-name="P33"><text:span text:style-name="T1">For:</text:span> <text:span text:style-name="T32">this is the main loop to go over arrays or collections of elements but it can also be used to create a determine number of elements or numbers. It starts with the reserved word </text:span><text:span text:style-name="T16">for</text:span><text:span text:style-name="T32"> followed </text:span><text:soft-page-break/><text:span text:style-name="T32">by a variable that is going to be used as the index and the the reserved word </text:span><text:span text:style-name="T16">in</text:span><text:span text:style-name="T32"> and then the collection of elements you want to go through.</text:span></text:p>
          <text:list>
            <text:list-header>
              <text:p text:style-name="P33"><text:span text:style-name="T23">for</text:span><text:span text:style-name="T33"> i </text:span><text:span text:style-name="T23">in</text:span><text:span text:style-name="T33"> x do</text:span></text:p>
              <text:list>
                <text:list-header>
                  <text:p text:style-name="P33"><text:span text:style-name="T33">instruction set</text:span></text:p>
                </text:list-header>
              </text:list>
              <text:p text:style-name="P33"><text:span text:style-name="T23">end</text:span><text:span text:style-name="T33"> </text:span></text:p>
            </text:list-header>
          </text:list>
        </text:list-item>
        <text:list-item>
          <text:p text:style-name="P34"><text:span text:style-name="T1">Iterators:</text:span> <text:span text:style-name="T34">These are methods inherited by arrays that loop through said array without using explicitly a for loop to do it. You have to assign the value of the current element to a variable by putting the name of the variable inside pipes </text:span><text:span text:style-name="T17">||</text:span><text:span text:style-name="T34"> an then write the instructions you want to execute.</text:span></text:p>
          <text:list>
            <text:list-header>
              <text:p text:style-name="P46">Array<text:span text:style-name="T11">.each do |</text:span>var_name<text:span text:style-name="T11">|</text:span></text:p>
              <text:list>
                <text:list-header>
                  <text:p text:style-name="P46">instruction set</text:p>
                </text:list-header>
              </text:list>
            </text:list-header>
          </text:list>
        </text:list-item>
      </text:list>
      <text:p text:style-name="P47"><text:tab/> <text:s text:c="5"/><text:span text:style-name="T11">end</text:span></text:p>
      <text:p text:style-name="P35"/>
      <text:p text:style-name="P35">If you want to stop the execution of a loop before it meets the condition you can do that by using the reserved word <text:span text:style-name="T14">break</text:span>, this will get you out of the loop it is in, but if you have nested loops you will need to break them with separate break statements.</text:p>
      <text:p text:style-name="P40">But if you want to go to the next iteration of the loop without doing any instructions below it you have to use the keyword <text:span text:style-name="T14">next</text:span>. This will automatically jump to the beginning of the loop skipping the rest of the code.</text:p>
      <text:p text:style-name="P45">As a convention you can use the <text:span text:style-name="T20">{}</text:span> when the instruction set can be done in one line, when they are bigger block the convention is to use the <text:span text:style-name="T20">do/end</text:span> keywords.</text:p>
      <text:p text:style-name="P31"/>
      <text:p text:style-name="P21">Ranges</text:p>
      <text:p text:style-name="P48">Ranges are a special instruction in ruby that lets you generate the numbers or letters in between the ends that you provide. There are two types of range inclusive meaning it includes the end value and exclusive that doesn’t includes the end value.</text:p>
      <text:p text:style-name="P59">(1<text:span text:style-name="T19">..</text:span>5) → Inclusive range goes: 1,2,3,4,5</text:p>
      <text:p text:style-name="P59">(1<text:span text:style-name="T19">...</text:span>5) → Exclusive range goes: 1,2,3,4</text:p>
      <text:p text:style-name="P59">(‘a’<text:span text:style-name="T19">..</text:span>’d’) → Inclusive range with letters: a,b,c,d</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22:14:06.838556910</meta:creation-date>
    <meta:generator>LibreOffice/6.0.7.3$Linux_X86_64 LibreOffice_project/00m0$Build-3</meta:generator>
    <dc:date>2020-08-08T23:53:47.197473575</dc:date>
    <meta:editing-duration>PT9H52M32S</meta:editing-duration>
    <meta:editing-cycles>59</meta:editing-cycles>
    <meta:document-statistic meta:table-count="0" meta:image-count="0" meta:object-count="0" meta:page-count="8" meta:paragraph-count="138" meta:word-count="2833" meta:character-count="15538" meta:non-whitespace-character-count="12782"/>
  </office:meta>
</office:document-meta>
</file>